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4584">
            <text:p>SRR-4584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6935.0">
            <text:p>693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4">
            <text:p>-2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21">
            <text:p>AA-24221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7905.0">
            <text:p>790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9">
            <text:p>-4.6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848">
            <text:p>SRR-3848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6180.0">
            <text:p>61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2">
            <text:p>-1.7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703">
            <text:p>SRR-3703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7030.0">
            <text:p>703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9">
            <text:p>-1.9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702">
            <text:p>SRR-3702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6555.0">
            <text:p>655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7">
            <text:p>-1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701">
            <text:p>SRR-3701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5010.0">
            <text:p>501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2">
            <text:p>-0.6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700">
            <text:p>SRR-3700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4405.0">
            <text:p>440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6">
            <text:p>-0.2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54087">
            <text:p>SUERC-54087</text:p>
          </table:table-cell>
          <table:table-cell office:value-type="float" office:value="55.25">
            <text:p>55.25</text:p>
          </table:table-cell>
          <table:table-cell office:value-type="float" office:value="-1.56">
            <text:p>-1.56</text:p>
          </table:table-cell>
          <table:table-cell office:value-type="float" office:value="5936.0">
            <text:p>5936.0</text:p>
          </table:table-cell>
          <table:table-cell office:value-type="float" office:value="26.0">
            <text:p>2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54">
            <text:p>-1.54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30">
            <text:p>AA-24230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7135.0">
            <text:p>7135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7">
            <text:p>-3.5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3892">
            <text:p>AA-23892</text:p>
          </table:table-cell>
          <table:table-cell office:value-type="float" office:value="55.33">
            <text:p>55.33</text:p>
          </table:table-cell>
          <table:table-cell office:value-type="float" office:value="-1.55">
            <text:p>-1.55</text:p>
          </table:table-cell>
          <table:table-cell office:value-type="float" office:value="6870.0">
            <text:p>687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1">
            <text:p>-1.9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28">
            <text:p>AA-24228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3120.0">
            <text:p>312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2">
            <text:p>-0.1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27">
            <text:p>AA-24227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5720.0">
            <text:p>572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9">
            <text:p>-1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54086">
            <text:p>SUERC-54086</text:p>
          </table:table-cell>
          <table:table-cell office:value-type="float" office:value="55.25">
            <text:p>55.25</text:p>
          </table:table-cell>
          <table:table-cell office:value-type="float" office:value="-1.56">
            <text:p>-1.56</text:p>
          </table:table-cell>
          <table:table-cell office:value-type="float" office:value="6006.0">
            <text:p>6006.0</text:p>
          </table:table-cell>
          <table:table-cell office:value-type="float" office:value="27.0">
            <text:p>2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46">
            <text:p>-1.46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699">
            <text:p>SRR-3699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2810.0">
            <text:p>281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22">
            <text:p>AA-24222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7880.0">
            <text:p>7880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">
            <text:p>-5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20">
            <text:p>AA-24220</text:p>
          </table:table-cell>
          <table:table-cell office:value-type="float" office:value="55.4">
            <text:p>55.4</text:p>
          </table:table-cell>
          <table:table-cell office:value-type="float" office:value="-1.61">
            <text:p>-1.61</text:p>
          </table:table-cell>
          <table:table-cell office:value-type="float" office:value="7650.0">
            <text:p>765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6">
            <text:p>-3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19">
            <text:p>AA-24219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7110.0">
            <text:p>711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18">
            <text:p>AA-24218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6635.0">
            <text:p>6635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7">
            <text:p>-1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17">
            <text:p>AA-24217</text:p>
          </table:table-cell>
          <table:table-cell office:value-type="float" office:value="55.24">
            <text:p>55.24</text:p>
          </table:table-cell>
          <table:table-cell office:value-type="float" office:value="-1.55">
            <text:p>-1.55</text:p>
          </table:table-cell>
          <table:table-cell office:value-type="float" office:value="6525.0">
            <text:p>652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3">
            <text:p>-2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52427">
            <text:p>SUERC-52427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789.0">
            <text:p>4789.0</text:p>
          </table:table-cell>
          <table:table-cell office:value-type="float" office:value="29.0">
            <text:p>2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1">
            <text:p>1.6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846">
            <text:p>SRR-3846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3560.0">
            <text:p>356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3">
            <text:p>0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847">
            <text:p>SRR-3847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5285.0">
            <text:p>528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3850">
            <text:p>SRR-3850</text:p>
          </table:table-cell>
          <table:table-cell office:value-type="float" office:value="55.39">
            <text:p>55.39</text:p>
          </table:table-cell>
          <table:table-cell office:value-type="float" office:value="-1.62">
            <text:p>-1.62</text:p>
          </table:table-cell>
          <table:table-cell office:value-type="float" office:value="6945.0">
            <text:p>694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3">
            <text:p>-1.9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4229">
            <text:p>AA-24229</text:p>
          </table:table-cell>
          <table:table-cell office:value-type="float" office:value="55.34">
            <text:p>55.34</text:p>
          </table:table-cell>
          <table:table-cell office:value-type="float" office:value="-1.6">
            <text:p>-1.6</text:p>
          </table:table-cell>
          <table:table-cell office:value-type="float" office:value="7615.0">
            <text:p>7615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49900">
            <text:p>SUERC-49900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796.0">
            <text:p>4796.0</text:p>
          </table:table-cell>
          <table:table-cell office:value-type="float" office:value="29.0">
            <text:p>2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1">
            <text:p>1.6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49870">
            <text:p>SUERC-49870</text:p>
          </table:table-cell>
          <table:table-cell office:value-type="float" office:value="55.31">
            <text:p>55.31</text:p>
          </table:table-cell>
          <table:table-cell office:value-type="float" office:value="-1.56">
            <text:p>-1.56</text:p>
          </table:table-cell>
          <table:table-cell office:value-type="float" office:value="6310.0">
            <text:p>6310.0</text:p>
          </table:table-cell>
          <table:table-cell office:value-type="float" office:value="32.0">
            <text:p>3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8">
            <text:p>-1.08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HAR-8974">
            <text:p>HAR-8974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3280.0">
            <text:p>32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37">
            <text:p>2.37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7617">
            <text:p>AA-27617</text:p>
          </table:table-cell>
          <table:table-cell office:value-type="float" office:value="55.4">
            <text:p>55.4</text:p>
          </table:table-cell>
          <table:table-cell office:value-type="float" office:value="-1.61">
            <text:p>-1.61</text:p>
          </table:table-cell>
          <table:table-cell office:value-type="float" office:value="7885.0">
            <text:p>7885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2">
            <text:p>-3.6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HAR-8973">
            <text:p>HAR-8973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2330.0">
            <text:p>23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75">
            <text:p>2.75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49871">
            <text:p>SUERC-49871</text:p>
          </table:table-cell>
          <table:table-cell office:value-type="float" office:value="55.31">
            <text:p>55.31</text:p>
          </table:table-cell>
          <table:table-cell office:value-type="float" office:value="-1.56">
            <text:p>-1.56</text:p>
          </table:table-cell>
          <table:table-cell office:value-type="float" office:value="6420.0">
            <text:p>6420.0</text:p>
          </table:table-cell>
          <table:table-cell office:value-type="float" office:value="32.0">
            <text:p>3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5">
            <text:p>-1.15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30010">
            <text:p>SUERC-30010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5940.0">
            <text:p>59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1">
            <text:p>1.6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30009">
            <text:p>SUERC-30009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675.0">
            <text:p>467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6">
            <text:p>1.6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HAR-8975">
            <text:p>HAR-8975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3360.0">
            <text:p>33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26">
            <text:p>2.2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30008">
            <text:p>SUERC-30008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790.0">
            <text:p>479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6">
            <text:p>1.6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AA-22663">
            <text:p>AA-22663</text:p>
          </table:table-cell>
          <table:table-cell office:value-type="float" office:value="55.24">
            <text:p>55.24</text:p>
          </table:table-cell>
          <table:table-cell office:value-type="float" office:value="-1.55">
            <text:p>-1.55</text:p>
          </table:table-cell>
          <table:table-cell office:value-type="float" office:value="3280.0">
            <text:p>32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91">
            <text:p>-0.9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OxA-22733">
            <text:p>OxA-22733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674.0">
            <text:p>4674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6">
            <text:p>1.6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IGS-21B">
            <text:p>IGS-21B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12610.0">
            <text:p>12610.0</text:p>
          </table:table-cell>
          <table:table-cell office:value-type="float" office:value="210.0">
            <text:p>2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7">
            <text:p>15.7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Peacock1971,ShennanEtal2018">
            <text:p>Peacock1971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IGS-68A">
            <text:p>IGS-68A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12125.0">
            <text:p>12125.0</text:p>
          </table:table-cell>
          <table:table-cell office:value-type="float" office:value="210.0">
            <text:p>2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7">
            <text:p>10.7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Peacock1971,ShennanEtal2018">
            <text:p>Peacock1971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OxA-22732">
            <text:p>OxA-22732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5915.0">
            <text:p>5915.0</text:p>
          </table:table-cell>
          <table:table-cell office:value-type="float" office:value="31.0">
            <text:p>3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1">
            <text:p>1.6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IGS-68B">
            <text:p>IGS-68B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12615.0">
            <text:p>12615.0</text:p>
          </table:table-cell>
          <table:table-cell office:value-type="float" office:value="230.0">
            <text:p>2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7">
            <text:p>10.7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Peacock1971,ShennanEtal2018">
            <text:p>Peacock1971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IGS-21A">
            <text:p>IGS-21A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12890.0">
            <text:p>12890.0</text:p>
          </table:table-cell>
          <table:table-cell office:value-type="float" office:value="360.0">
            <text:p>3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7">
            <text:p>15.7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Peacock1971,ShennanEtal2018">
            <text:p>Peacock1971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HAR-8977">
            <text:p>HAR-8977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280.0">
            <text:p>42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08">
            <text:p>2.08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30014">
            <text:p>SUERC-30014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2505.0">
            <text:p>250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37">
            <text:p>2.37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UERC-49869">
            <text:p>SUERC-49869</text:p>
          </table:table-cell>
          <table:table-cell office:value-type="float" office:value="55.31">
            <text:p>55.31</text:p>
          </table:table-cell>
          <table:table-cell office:value-type="float" office:value="-1.56">
            <text:p>-1.56</text:p>
          </table:table-cell>
          <table:table-cell office:value-type="float" office:value="6209.0">
            <text:p>6209.0</text:p>
          </table:table-cell>
          <table:table-cell office:value-type="float" office:value="32.0">
            <text:p>3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3">
            <text:p>-1.03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1422">
            <text:p>SRR-1422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890.0">
            <text:p>48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1">
            <text:p>1.61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1421">
            <text:p>SRR-1421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4720.0">
            <text:p>47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5">
            <text:p>1.65</text:p>
          </table:table-cell>
          <table:table-cell office:value-type="float" office:value="1.38">
            <text:p>1.38</text:p>
          </table:table-cell>
          <table:table-cell office:value-type="float" office:value="1.38">
            <text:p>1.38</text:p>
          </table:table-cell>
          <table:table-cell office:value-type="string" office:value="InnesFrank1988,ShennanEtal2018">
            <text:p>InnesFrank1988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UB-3906">
            <text:p>UB-3906</text:p>
          </table:table-cell>
          <table:table-cell office:value-type="float" office:value="55.25">
            <text:p>55.25</text:p>
          </table:table-cell>
          <table:table-cell office:value-type="float" office:value="-1.55">
            <text:p>-1.55</text:p>
          </table:table-cell>
          <table:table-cell office:value-type="float" office:value="3405.0">
            <text:p>3405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9">
            <text:p>-0.7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UB-3905">
            <text:p>UB-3905</text:p>
          </table:table-cell>
          <table:table-cell office:value-type="float" office:value="55.24">
            <text:p>55.24</text:p>
          </table:table-cell>
          <table:table-cell office:value-type="float" office:value="-1.55">
            <text:p>-1.55</text:p>
          </table:table-cell>
          <table:table-cell office:value-type="float" office:value="2656.0">
            <text:p>2656.0</text:p>
          </table:table-cell>
          <table:table-cell office:value-type="float" office:value="56.0">
            <text:p>5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9">
            <text:p>-0.69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UB-3904">
            <text:p>UB-3904</text:p>
          </table:table-cell>
          <table:table-cell office:value-type="float" office:value="55.24">
            <text:p>55.24</text:p>
          </table:table-cell>
          <table:table-cell office:value-type="float" office:value="-1.55">
            <text:p>-1.55</text:p>
          </table:table-cell>
          <table:table-cell office:value-type="float" office:value="3359.0">
            <text:p>3359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6">
            <text:p>-0.2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SRR-1420">
            <text:p>SRR-1420</text:p>
          </table:table-cell>
          <table:table-cell office:value-type="float" office:value="55.31">
            <text:p>55.31</text:p>
          </table:table-cell>
          <table:table-cell office:value-type="float" office:value="-1.55">
            <text:p>-1.55</text:p>
          </table:table-cell>
          <table:table-cell office:value-type="float" office:value="2810.0">
            <text:p>28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7">
            <text:p>2.7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WaddingtonBonsall2016,ShennanEtal2018">
            <text:p>WaddingtonBonsall2016,ShennanEtal2018</text:p>
          </table:table-cell>
        </table:table-row>
        <table:table-row>
          <table:table-cell office:value-type="string" office:value="Amble">
            <text:p>Amble</text:p>
          </table:table-cell>
          <table:table-cell office:value-type="string" office:value="radiocarbon">
            <text:p>radiocarbon</text:p>
          </table:table-cell>
          <table:table-cell office:value-type="string" office:value="UB-3907">
            <text:p>UB-3907</text:p>
          </table:table-cell>
          <table:table-cell office:value-type="float" office:value="55.24">
            <text:p>55.24</text:p>
          </table:table-cell>
          <table:table-cell office:value-type="float" office:value="-1.55">
            <text:p>-1.55</text:p>
          </table:table-cell>
          <table:table-cell office:value-type="float" office:value="3511.0">
            <text:p>3511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8">
            <text:p>1.68</text:p>
          </table:table-cell>
          <table:table-cell office:value-type="float" office:value="1.12">
            <text:p>1.12</text:p>
          </table:table-cell>
          <table:table-cell office:value-type="float" office:value="1.12">
            <text:p>1.12</text:p>
          </table:table-cell>
          <table:table-cell office:value-type="string" office:value="ShennanEtal2000,ShennanEtal2018">
            <text:p>ShennanEtal200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